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53c7"/>
    </style:style>
    <style:style style:name="P2" style:family="paragraph" style:parent-style-name="Standard">
      <style:text-properties officeooo:paragraph-rsid="000cfe4b"/>
    </style:style>
    <style:style style:name="P3" style:family="paragraph" style:parent-style-name="Standard">
      <style:text-properties officeooo:paragraph-rsid="00114d44"/>
    </style:style>
    <style:style style:name="P4" style:family="paragraph" style:parent-style-name="Standard">
      <style:text-properties officeooo:paragraph-rsid="00154b94"/>
    </style:style>
    <style:style style:name="P5" style:family="paragraph" style:parent-style-name="Standard">
      <style:text-properties officeooo:paragraph-rsid="001a2a65"/>
    </style:style>
    <style:style style:name="P6" style:family="paragraph" style:parent-style-name="Heading">
      <style:text-properties officeooo:paragraph-rsid="000cfe4b"/>
    </style:style>
    <style:style style:name="P7" style:family="paragraph" style:parent-style-name="Heading">
      <style:text-properties officeooo:paragraph-rsid="00114d44"/>
    </style:style>
    <style:style style:name="P8" style:family="paragraph" style:parent-style-name="Heading">
      <style:text-properties officeooo:paragraph-rsid="00154b94"/>
    </style:style>
    <style:style style:name="P9" style:family="paragraph" style:parent-style-name="Heading">
      <style:text-properties officeooo:paragraph-rsid="001a2a65"/>
    </style:style>
    <style:style style:name="P10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d03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67882"/>
    </style:style>
    <style:style style:name="T5" style:family="text">
      <style:text-properties style:text-underline-style="none" officeooo:rsid="000b53c7"/>
    </style:style>
    <style:style style:name="T6" style:family="text">
      <style:text-properties style:text-underline-style="none" officeooo:rsid="000cfe4b"/>
    </style:style>
    <style:style style:name="T7" style:family="text">
      <style:text-properties style:text-underline-style="none" officeooo:rsid="0011968e"/>
    </style:style>
    <style:style style:name="T8" style:family="text">
      <style:text-properties style:text-underline-style="none" officeooo:rsid="0016dbb0"/>
    </style:style>
    <style:style style:name="T9" style:family="text">
      <style:text-properties officeooo:rsid="00072193"/>
    </style:style>
    <style:style style:name="T10" style:family="text">
      <style:text-properties officeooo:rsid="0007b606"/>
    </style:style>
    <style:style style:name="T11" style:family="text">
      <style:text-properties officeooo:rsid="00082a28"/>
    </style:style>
    <style:style style:name="T12" style:family="text">
      <style:text-properties officeooo:rsid="000b03f0"/>
    </style:style>
    <style:style style:name="T13" style:family="text">
      <style:text-properties officeooo:rsid="000b53c7"/>
    </style:style>
    <style:style style:name="T14" style:family="text">
      <style:text-properties officeooo:rsid="000b8b08"/>
    </style:style>
    <style:style style:name="T15" style:family="text">
      <style:text-properties officeooo:rsid="000cfe4b"/>
    </style:style>
    <style:style style:name="T16" style:family="text">
      <style:text-properties officeooo:rsid="000eb754"/>
    </style:style>
    <style:style style:name="T17" style:family="text">
      <style:text-properties officeooo:rsid="000efc51"/>
    </style:style>
    <style:style style:name="T18" style:family="text">
      <style:text-properties officeooo:rsid="00114d44"/>
    </style:style>
    <style:style style:name="T19" style:family="text">
      <style:text-properties officeooo:rsid="001189fa"/>
    </style:style>
    <style:style style:name="T20" style:family="text">
      <style:text-properties officeooo:rsid="0011d930"/>
    </style:style>
    <style:style style:name="T21" style:family="text">
      <style:text-properties officeooo:rsid="00129191"/>
    </style:style>
    <style:style style:name="T22" style:family="text">
      <style:text-properties officeooo:rsid="00140398"/>
    </style:style>
    <style:style style:name="T23" style:family="text">
      <style:text-properties officeooo:rsid="00146e5f"/>
    </style:style>
    <style:style style:name="T24" style:family="text">
      <style:text-properties officeooo:rsid="00154b94"/>
    </style:style>
    <style:style style:name="T25" style:family="text">
      <style:text-properties officeooo:rsid="0016dbb0"/>
    </style:style>
    <style:style style:name="T26" style:family="text">
      <style:text-properties officeooo:rsid="00182ec4"/>
    </style:style>
    <style:style style:name="T27" style:family="text">
      <style:text-properties officeooo:rsid="001a2a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Модуль <text:span text:style-name="T12">baseTest</text:span></text:h>
      <text:h text:style-name="Heading_20_3" text:outline-level="3">Метод <text:span text:style-name="T14">load</text:span></text:h>
      <text:p text:style-name="Heading">Тест №<text:span text:style-name="T13">0</text:span></text:p>
      <text:p text:style-name="Standard"><text:span text:style-name="T1">Цель:</text:span><text:span text:style-name="T3"> </text:span><text:span text:style-name="T4">Проверка работоспособности тестов</text:span></text:p>
      <text:p text:style-name="Standard"><text:span text:style-name="T1">Входные данные:</text:span> <text:span text:style-name="T11">нет</text:span></text:p>
      <text:p text:style-name="Standard"><text:span text:style-name="T1">Ожидаемый результат:</text:span> <text:span text:style-name="T9">succed</text:span></text:p>
      <text:p text:style-name="Standard"><text:span text:style-name="T1">Описание процесса:</text:span> <text:span text:style-name="T10">вызывает succed</text:span></text:p>
      <text:p text:style-name="Standard"/>
      <text:p text:style-name="Heading">Тест №<text:span text:style-name="T13">1</text:span></text:p>
      <text:p text:style-name="P1"><text:span text:style-name="T1">Цель:</text:span><text:span text:style-name="T3"> </text:span><text:span text:style-name="T5">П</text:span><text:span text:style-name="T4">роверка </text:span><text:span text:style-name="T5">создания файлов</text:span></text:p>
      <text:p text:style-name="P1"><text:span text:style-name="T1">Входные данные:</text:span> <text:span text:style-name="T15">Путь до файла</text:span></text:p>
      <text:p text:style-name="P1"><text:span text:style-name="T1">Ожидаемый результат:</text:span> <text:span text:style-name="T13">Создан файл для записи</text:span></text:p>
      <text:p text:style-name="P1"><text:span text:style-name="T1">Описание процесса:</text:span> <text:span text:style-name="T13">Создает файлы для записи</text:span></text:p>
      <text:p text:style-name="P1"/>
      <text:p text:style-name="P2"/>
      <text:p text:style-name="P6">Тест №<text:span text:style-name="T15">2</text:span></text:p>
      <text:p text:style-name="P2"><text:span text:style-name="T1">Цель:</text:span><text:span text:style-name="T3"> </text:span><text:span text:style-name="T5">П</text:span><text:span text:style-name="T4">роверка </text:span><text:span text:style-name="T6">функции load</text:span></text:p>
      <text:p text:style-name="P2"><text:span text:style-name="T1">Входные данные:</text:span> <text:span text:style-name="T16">Путь до файла</text:span></text:p>
      <text:p text:style-name="P2"><text:span text:style-name="T1">Ожидаемый результат:</text:span> <text:span text:style-name="T17">В txt есть данные</text:span></text:p>
      <text:p text:style-name="P2"><text:span text:style-name="T1">Описание процесса: </text:span><text:span text:style-name="T2">Вызывает load и записывает содержимое в <text:s/>txt</text:span></text:p>
      <text:p text:style-name="P2"/>
      <text:p text:style-name="P2"/>
      <text:h text:style-name="Heading_20_3" text:outline-level="3">Метод <text:span text:style-name="T18">showrev</text:span></text:h>
      <text:p text:style-name="P3"/>
      <text:p text:style-name="P7">Тест №<text:span text:style-name="T19">3</text:span></text:p>
      <text:p text:style-name="P3"><text:span text:style-name="T1">Цель:</text:span><text:span text:style-name="T3"> </text:span><text:span text:style-name="T5">П</text:span><text:span text:style-name="T4">роверка </text:span><text:span text:style-name="T7">вызова showrev</text:span></text:p>
      <text:p text:style-name="P3"><text:span text:style-name="T1">Входные данные:</text:span> <text:span text:style-name="T20">путь до файла</text:span></text:p>
      <text:p text:style-name="P3"><text:span text:style-name="T1">Ожидаемый результат:</text:span> <text:span text:style-name="T21">Успешное завершение теста</text:span></text:p>
      <text:p text:style-name="P3"><text:span text:style-name="T1">Описание процесса:</text:span> <text:span text:style-name="T22">Вызывает showrev</text:span></text:p>
      <text:p text:style-name="P3"/>
      <text:p text:style-name="P3"/>
      <text:h text:style-name="Heading_20_2" text:outline-level="2">Модуль <text:span text:style-name="T23">revTest</text:span></text:h>
      <text:h text:style-name="Heading_20_3" text:outline-level="3">Метод <text:span text:style-name="T23">showrev</text:span></text:h>
      <text:p text:style-name="P4"/>
      <text:p text:style-name="P8">Тест №<text:span text:style-name="T24">0</text:span></text:p>
      <text:p text:style-name="P4"><text:span text:style-name="T1">Цель:</text:span><text:span text:style-name="T3"> </text:span><text:span text:style-name="T8">Сверяет вывод showrev и ожидаемый результат</text:span></text:p>
      <text:p text:style-name="P4"><text:span text:style-name="T1">Входные данные:</text:span> <text:span text:style-name="T25">Текстовый файл для чтения и файл ожидаемого вывода</text:span></text:p>
      <text:p text:style-name="P4"><text:span text:style-name="T1">Ожидаемый результат:</text:span> <text:span text:style-name="T26">Текст файлов совпадает</text:span></text:p>
      <text:p text:style-name="P4"><text:span text:style-name="T1">Описание процесса:</text:span> <text:span text:style-name="T27">Посимвольно сверяет файлы вывода и ожидаемого результата</text:span></text:p>
      <text:p text:style-name="P5"><text:soft-page-break/></text:p>
      <text:p text:style-name="P9">Тест №<text:span text:style-name="T27">1</text:span></text:p>
      <text:p text:style-name="P5"><text:span text:style-name="T1">Цель:</text:span><text:span text:style-name="T3"> </text:span><text:span text:style-name="T8">Сверяет вывод showrev и ожидаемый результат</text:span></text:p>
      <text:p text:style-name="P5"><text:span text:style-name="T1">Входные данные:</text:span> <text:span text:style-name="T25">Текстовый файл для чтения и файл ожидаемого вывода</text:span></text:p>
      <text:p text:style-name="P5"><text:span text:style-name="T1">Ожидаемый результат:</text:span> <text:span text:style-name="T26">Текст файлов совпадает</text:span></text:p>
      <text:p text:style-name="P5"><text:span text:style-name="T1">Описание процесса:</text:span> <text:span text:style-name="T27">Посимвольно сверяет файлы вывода и ожидаемого результата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05-16T15:00:42.676906345</dc:date>
    <meta:editing-cycles>30</meta:editing-cycles>
    <meta:editing-duration>PT24M12S</meta:editing-duration>
    <meta:generator>LibreOffice/6.0.3.2$Linux_X86_64 LibreOffice_project/00m0$Build-2</meta:generator>
    <meta:document-statistic meta:table-count="0" meta:image-count="0" meta:object-count="0" meta:page-count="2" meta:paragraph-count="35" meta:word-count="161" meta:character-count="1133" meta:non-whitespace-character-count="1006"/>
  </office:meta>
</office:document-meta>
</file>